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1.35in"/>
    </style:style>
    <style:style style:name="co5" style:family="table-column">
      <style:table-column-properties fo:break-before="auto" style:column-width="1.34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Job-Nr.</text:p>
          </table:table-cell>
          <table:table-cell office:value-type="string" calcext:value-type="string">
            <text:p># Events</text:p>
          </table:table-cell>
          <table:table-cell office:value-type="string" calcext:value-type="string">
            <text:p># sel. Events</text:p>
          </table:table-cell>
          <table:table-cell office:value-type="string" calcext:value-type="string">
            <text:p>Wirkungsquerschnitt [fb]</text:p>
          </table:table-cell>
          <table:table-cell office:value-type="string" calcext:value-type="string">
            <text:p>BR tdecay</text:p>
          </table:table-cell>
          <table:table-cell office:value-type="string" calcext:value-type="string">
            <text:p>BR tbardecay</text:p>
          </table:table-cell>
          <table:table-cell table:number-columns-repeated="2"/>
          <table:table-cell office:value-type="string" calcext:value-type="string">
            <text:p>Sel.-Effizienz</text:p>
          </table:table-cell>
          <table:table-cell office:value-type="string" calcext:value-type="string">
            <text:p>Luminosität [fb^(-1)]</text:p>
          </table:table-cell>
          <table:table-cell office:value-type="string" calcext:value-type="string">
            <text:p>Verhältnis BR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 table:number-columns-spanned="4" table:number-rows-spanned="1">
            <text:p>dAgamma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visibility="collapse">
          <table:table-cell office:value-type="string" calcext:value-type="string">
            <text:p>tTgamma_000</text:p>
          </table:table-cell>
          <table:table-cell office:value-type="float" office:value="13568022" calcext:value-type="float">
            <text:p>1356802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25007" calcext:value-type="float">
            <text:p>425007</text:p>
          </table:table-cell>
          <table:table-cell office:value-type="float" office:value="2147.13203095091" calcext:value-type="float">
            <text:p>2147.13203095091</text:p>
          </table:table-cell>
          <table:table-cell office:value-type="float" office:value="1.4725763" calcext:value-type="float">
            <text:p>1.4725763</text:p>
          </table:table-cell>
          <table:table-cell office:value-type="float" office:value="1.4720571" calcext:value-type="float">
            <text:p>1.4720571</text:p>
          </table:table-cell>
          <table:table-cell table:number-columns-repeated="2"/>
          <table:table-cell table:formula="of:= [.D5]/[.C5]" office:value-type="float" office:value="0.2125035" calcext:value-type="float">
            <text:p/>
          </table:table-cell>
          <table:table-cell table:formula="of:=[.D5]/[.E5]" office:value-type="float" office:value="197.94171661245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5]*[.L5]*[.J5]/[.D5]" office:value-type="float" office:value="0.00107356601547546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Tgamma_000</text:p>
          </table:table-cell>
          <table:table-cell office:value-type="float" office:value="13582474" calcext:value-type="float">
            <text:p>1358247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24268" calcext:value-type="float">
            <text:p>424268</text:p>
          </table:table-cell>
          <table:table-cell office:value-type="float" office:value="2147.13203095091" calcext:value-type="float">
            <text:p>2147.13203095091</text:p>
          </table:table-cell>
          <table:table-cell office:value-type="float" office:value="1.4725763" calcext:value-type="float">
            <text:p>1.4725763</text:p>
          </table:table-cell>
          <table:table-cell office:value-type="float" office:value="1.4720571" calcext:value-type="float">
            <text:p>1.4720571</text:p>
          </table:table-cell>
          <table:table-cell table:number-columns-repeated="2"/>
          <table:table-cell table:formula="of:= [.D6]/[.C6]" office:value-type="float" office:value="0.212134" calcext:value-type="float">
            <text:p/>
          </table:table-cell>
          <table:table-cell table:formula="of:=[.D6]/[.E6]" office:value-type="float" office:value="197.597536567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6]*[.L6]*[.J6]/[.D6]" office:value-type="float" office:value="0.00107356601547546" calcext:value-type="float">
            <text:p/>
          </table:table-cell>
        </table:table-row>
        <table:table-row table:style-name="ro1">
          <table:table-cell office:value-type="string" calcext:value-type="string">
            <text:p>tTgamma_000</text:p>
          </table:table-cell>
          <table:table-cell office:value-type="string" calcext:value-type="string">
            <text:p>merged</text:p>
          </table:table-cell>
          <table:table-cell office:value-type="float" office:value="4000000" calcext:value-type="float">
            <text:p>4000000</text:p>
          </table:table-cell>
          <table:table-cell table:formula="of:=SUM([.D5:.D6])" office:value-type="float" office:value="849275" calcext:value-type="float">
            <text:p/>
          </table:table-cell>
          <table:table-cell office:value-type="float" office:value="2147.13203095091" calcext:value-type="float">
            <text:p>2147.13203095091</text:p>
          </table:table-cell>
          <table:table-cell office:value-type="float" office:value="1.4725763" calcext:value-type="float">
            <text:p>1.4725763</text:p>
          </table:table-cell>
          <table:table-cell office:value-type="float" office:value="1.4720571" calcext:value-type="float">
            <text:p>1.4720571</text:p>
          </table:table-cell>
          <table:table-cell table:number-columns-repeated="2"/>
          <table:table-cell table:formula="of:= [.D7]/[.C7]" office:value-type="float" office:value="0.21231875" calcext:value-type="float">
            <text:p/>
          </table:table-cell>
          <table:table-cell table:formula="of:=[.D7]/[.E7]" office:value-type="float" office:value="395.539253179451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7]*[.L7]*[.J7]/[.D7]" office:value-type="float" office:value="0.000536783007737728" calcext:value-type="float">
            <text:p/>
          </table:table-cell>
        </table:table-row>
        <table:table-row table:style-name="ro1">
          <table:table-cell office:value-type="string" calcext:value-type="string">
            <text:p>tTgamma_025</text:p>
          </table:table-cell>
          <table:table-cell office:value-type="float" office:value="13645090" calcext:value-type="float">
            <text:p>13645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76221" calcext:value-type="float">
            <text:p>876221</text:p>
          </table:table-cell>
          <table:table-cell office:value-type="float" office:value="2171.7930364839" calcext:value-type="float">
            <text:p>2171.7930364839</text:p>
          </table:table-cell>
          <table:table-cell office:value-type="float" office:value="1.4727944" calcext:value-type="float">
            <text:p>1.4727944</text:p>
          </table:table-cell>
          <table:table-cell office:value-type="float" office:value="1.4716923" calcext:value-type="float">
            <text:p>1.4716923</text:p>
          </table:table-cell>
          <table:table-cell table:number-columns-repeated="2"/>
          <table:table-cell table:formula="of:= [.D8]/[.C8]" office:value-type="float" office:value="0.21905525" calcext:value-type="float">
            <text:p/>
          </table:table-cell>
          <table:table-cell table:formula="of:=[.D8]/[.E8]" office:value-type="float" office:value="403.455110722055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8]*[.L8]*[.J8]/[.D8]" office:value-type="float" office:value="0.000542948259120975" calcext:value-type="float">
            <text:p/>
          </table:table-cell>
        </table:table-row>
        <table:table-row table:style-name="ro1">
          <table:table-cell office:value-type="string" calcext:value-type="string">
            <text:p>tTgamma_050</text:p>
          </table:table-cell>
          <table:table-cell office:value-type="float" office:value="13645091" calcext:value-type="float">
            <text:p>136450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947076" calcext:value-type="float">
            <text:p>947076</text:p>
          </table:table-cell>
          <table:table-cell office:value-type="float" office:value="2251.88745782886" calcext:value-type="float">
            <text:p>2251.88745782886</text:p>
          </table:table-cell>
          <table:table-cell office:value-type="float" office:value="1.4723317" calcext:value-type="float">
            <text:p>1.4723317</text:p>
          </table:table-cell>
          <table:table-cell office:value-type="float" office:value="1.4722148" calcext:value-type="float">
            <text:p>1.4722148</text:p>
          </table:table-cell>
          <table:table-cell table:number-columns-repeated="2"/>
          <table:table-cell table:formula="of:= [.D9]/[.C9]" office:value-type="float" office:value="0.236769" calcext:value-type="float">
            <text:p/>
          </table:table-cell>
          <table:table-cell table:formula="of:=[.D9]/[.E9]" office:value-type="float" office:value="420.569863164084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9]*[.L9]*[.J9]/[.D9]" office:value-type="float" office:value="0.000562971864457215" calcext:value-type="float">
            <text:p/>
          </table:table-cell>
        </table:table-row>
        <table:table-row table:style-name="ro1">
          <table:table-cell office:value-type="string" calcext:value-type="string">
            <text:p>tTgamma_075</text:p>
          </table:table-cell>
          <table:table-cell office:value-type="float" office:value="13645093" calcext:value-type="float">
            <text:p>136450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057317" calcext:value-type="float">
            <text:p>1057317</text:p>
          </table:table-cell>
          <table:table-cell office:value-type="float" office:value="2407.13976987953" calcext:value-type="float">
            <text:p>2407.13976987953</text:p>
          </table:table-cell>
          <table:table-cell office:value-type="float" office:value="1.4730856" calcext:value-type="float">
            <text:p>1.4730856</text:p>
          </table:table-cell>
          <table:table-cell office:value-type="float" office:value="1.4724946" calcext:value-type="float">
            <text:p>1.4724946</text:p>
          </table:table-cell>
          <table:table-cell table:number-columns-repeated="2"/>
          <table:table-cell table:formula="of:= [.D10]/[.C10]" office:value-type="float" office:value="0.26432925" calcext:value-type="float">
            <text:p/>
          </table:table-cell>
          <table:table-cell table:formula="of:=[.D10]/[.E10]" office:value-type="float" office:value="439.242047026175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10]*[.L10]*[.J10]/[.D10]" office:value-type="float" office:value="0.000601784942469883" calcext:value-type="float">
            <text:p/>
          </table:table-cell>
        </table:table-row>
        <table:table-row table:style-name="ro1">
          <table:table-cell office:value-type="string" calcext:value-type="string">
            <text:p>tTgamma_100</text:p>
          </table:table-cell>
          <table:table-cell office:value-type="float" office:value="13645094" calcext:value-type="float">
            <text:p>13645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90766" calcext:value-type="float">
            <text:p>1190766</text:p>
          </table:table-cell>
          <table:table-cell office:value-type="float" office:value="2618.80285520839" calcext:value-type="float">
            <text:p>2618.80285520839</text:p>
          </table:table-cell>
          <table:table-cell office:value-type="float" office:value="1.4722768" calcext:value-type="float">
            <text:p>1.4722768</text:p>
          </table:table-cell>
          <table:table-cell office:value-type="float" office:value="1.4713286" calcext:value-type="float">
            <text:p>1.4713286</text:p>
          </table:table-cell>
          <table:table-cell table:number-columns-repeated="2"/>
          <table:table-cell table:formula="of:= [.D11]/[.C11]" office:value-type="float" office:value="0.2976915" calcext:value-type="float">
            <text:p/>
          </table:table-cell>
          <table:table-cell table:formula="of:=[.D11]/[.E11]" office:value-type="float" office:value="454.698603078026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11]*[.L11]*[.J11]/[.D11]" office:value-type="float" office:value="0.000654700713802098" calcext:value-type="float">
            <text:p/>
          </table:table-cell>
        </table:table-row>
        <table:table-row table:style-name="ro1">
          <table:table-cell table:number-columns-repeated="14"/>
        </table:table-row>
        <table:table-row table:style-name="ro1" table:visibility="collapse">
          <table:table-cell office:value-type="string" calcext:value-type="string">
            <text:p>tgamma_T000</text:p>
          </table:table-cell>
          <table:table-cell office:value-type="float" office:value="13568027" calcext:value-type="float">
            <text:p>1356802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3616" calcext:value-type="float">
            <text:p>193616</text:p>
          </table:table-cell>
          <table:table-cell office:value-type="float" office:value="146722.775037029" calcext:value-type="float">
            <text:p>146722.775037029</text:p>
          </table:table-cell>
          <table:table-cell table:style-name="ce2" office:value-type="float" office:value="0.0494359395474185" calcext:value-type="float">
            <text:p>0.0494359395474185</text:p>
          </table:table-cell>
          <table:table-cell office:value-type="float" office:value="1.4726776997182" calcext:value-type="float">
            <text:p>1.4726776997182</text:p>
          </table:table-cell>
          <table:table-cell table:number-columns-repeated="2"/>
          <table:table-cell table:formula="of:= [.D13]/[.C13]" office:value-type="float" office:value="0.096808" calcext:value-type="float">
            <text:p/>
          </table:table-cell>
          <table:table-cell table:formula="of:=[.D13]/[.E13]" office:value-type="float" office:value="1.3196042669663" calcext:value-type="float">
            <text:p/>
          </table:table-cell>
          <table:table-cell table:formula="of:=[.F13]/[.G13]" office:value-type="float" office:value="0.0335687432198357" calcext:value-type="float">
            <text:p/>
          </table:table-cell>
          <table:table-cell/>
          <table:table-cell table:formula="of:=[.E13]*[.L13]*[.J13]/[.D13]" office:value-type="float" office:value="0.00246264957985987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gamma_T000</text:p>
          </table:table-cell>
          <table:table-cell office:value-type="float" office:value="13582479" calcext:value-type="float">
            <text:p>1358247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3692" calcext:value-type="float">
            <text:p>193692</text:p>
          </table:table-cell>
          <table:table-cell office:value-type="float" office:value="146722.775037029" calcext:value-type="float">
            <text:p>146722.775037029</text:p>
          </table:table-cell>
          <table:table-cell table:style-name="ce2" office:value-type="float" office:value="0.0494359395474185" calcext:value-type="float">
            <text:p>0.0494359395474185</text:p>
          </table:table-cell>
          <table:table-cell office:value-type="float" office:value="1.4726776997182" calcext:value-type="float">
            <text:p>1.4726776997182</text:p>
          </table:table-cell>
          <table:table-cell table:number-columns-repeated="2"/>
          <table:table-cell table:formula="of:= [.D14]/[.C14]" office:value-type="float" office:value="0.096846" calcext:value-type="float">
            <text:p/>
          </table:table-cell>
          <table:table-cell table:formula="of:=[.D14]/[.E14]" office:value-type="float" office:value="1.32012225062617" calcext:value-type="float">
            <text:p/>
          </table:table-cell>
          <table:table-cell table:formula="of:=[.F14]/[.G14]" office:value-type="float" office:value="0.0335687432198357" calcext:value-type="float">
            <text:p/>
          </table:table-cell>
          <table:table-cell/>
          <table:table-cell table:formula="of:=[.E14]*[.L14]*[.J14]/[.D14]" office:value-type="float" office:value="0.00246264957985987" calcext:value-type="float">
            <text:p/>
          </table:table-cell>
        </table:table-row>
        <table:table-row table:style-name="ro1">
          <table:table-cell office:value-type="string" calcext:value-type="string">
            <text:p>tgamma_T000</text:p>
          </table:table-cell>
          <table:table-cell office:value-type="string" calcext:value-type="string">
            <text:p>merged</text:p>
          </table:table-cell>
          <table:table-cell office:value-type="float" office:value="4000000" calcext:value-type="float">
            <text:p>4000000</text:p>
          </table:table-cell>
          <table:table-cell table:formula="of:=SUM([.D13:.D14])" office:value-type="float" office:value="387308" calcext:value-type="float">
            <text:p/>
          </table:table-cell>
          <table:table-cell office:value-type="float" office:value="146722.775037029" calcext:value-type="float">
            <text:p>146722.775037029</text:p>
          </table:table-cell>
          <table:table-cell table:style-name="ce2" office:value-type="float" office:value="0.0494359395474185" calcext:value-type="float">
            <text:p>0.0494359395474185</text:p>
          </table:table-cell>
          <table:table-cell office:value-type="float" office:value="1.4726776997182" calcext:value-type="float">
            <text:p>1.4726776997182</text:p>
          </table:table-cell>
          <table:table-cell table:number-columns-repeated="2"/>
          <table:table-cell table:formula="of:= [.D15]/[.C15]" office:value-type="float" office:value="0.096827" calcext:value-type="float">
            <text:p/>
          </table:table-cell>
          <table:table-cell table:formula="of:=[.D15]/[.E15]" office:value-type="float" office:value="2.63972651759247" calcext:value-type="float">
            <text:p/>
          </table:table-cell>
          <table:table-cell table:formula="of:=[.F15]/[.G15]" office:value-type="float" office:value="0.0335687432198357" calcext:value-type="float">
            <text:p/>
          </table:table-cell>
          <table:table-cell/>
          <table:table-cell table:formula="of:=[.E15]*[.L15]*[.J15]/[.D15]" office:value-type="float" office:value="0.00123132478992993" calcext:value-type="float">
            <text:p/>
          </table:table-cell>
        </table:table-row>
        <table:table-row table:style-name="ro1">
          <table:table-cell office:value-type="string" calcext:value-type="string">
            <text:p>tgamma_T025</text:p>
          </table:table-cell>
          <table:table-cell office:value-type="float" office:value="13645095" calcext:value-type="float">
            <text:p>13645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87979" calcext:value-type="float">
            <text:p>387979</text:p>
          </table:table-cell>
          <table:table-cell office:value-type="float" office:value="146444.105878422" calcext:value-type="float">
            <text:p>146444.105878422</text:p>
          </table:table-cell>
          <table:table-cell table:style-name="ce2" office:value-type="float" office:value="0.0495571588008927" calcext:value-type="float">
            <text:p>0.0495571588008927</text:p>
          </table:table-cell>
          <table:table-cell office:value-type="float" office:value="1.47089910643776" calcext:value-type="float">
            <text:p>1.47089910643776</text:p>
          </table:table-cell>
          <table:table-cell table:number-columns-repeated="2"/>
          <table:table-cell table:formula="of:= [.D16]/[.C16]" office:value-type="float" office:value="0.09699475" calcext:value-type="float">
            <text:p/>
          </table:table-cell>
          <table:table-cell table:formula="of:=[.D16]/[.E16]" office:value-type="float" office:value="2.64933161818134" calcext:value-type="float">
            <text:p/>
          </table:table-cell>
          <table:table-cell table:formula="of:=[.F16]/[.G16]" office:value-type="float" office:value="0.0336917458063529" calcext:value-type="float">
            <text:p/>
          </table:table-cell>
          <table:table-cell/>
          <table:table-cell table:formula="of:=[.E16]*[.L16]*[.J16]/[.D16]" office:value-type="float" office:value="0.00123348939752361" calcext:value-type="float">
            <text:p/>
          </table:table-cell>
        </table:table-row>
        <table:table-row table:style-name="ro1">
          <table:table-cell office:value-type="string" calcext:value-type="string">
            <text:p>tgamma_T050</text:p>
          </table:table-cell>
          <table:table-cell office:value-type="float" office:value="13645098" calcext:value-type="float">
            <text:p>136450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88415" calcext:value-type="float">
            <text:p>388415</text:p>
          </table:table-cell>
          <table:table-cell office:value-type="float" office:value="146508.938802306" calcext:value-type="float">
            <text:p>146508.938802306</text:p>
          </table:table-cell>
          <table:table-cell table:style-name="ce2" office:value-type="float" office:value="0.0494762547393775" calcext:value-type="float">
            <text:p>0.0494762547393775</text:p>
          </table:table-cell>
          <table:table-cell office:value-type="float" office:value="1.47191923021577" calcext:value-type="float">
            <text:p>1.47191923021577</text:p>
          </table:table-cell>
          <table:table-cell table:number-columns-repeated="2"/>
          <table:table-cell table:formula="of:= [.D17]/[.C17]" office:value-type="float" office:value="0.09710375" calcext:value-type="float">
            <text:p/>
          </table:table-cell>
          <table:table-cell table:formula="of:=[.D17]/[.E17]" office:value-type="float" office:value="2.65113516741878" calcext:value-type="float">
            <text:p/>
          </table:table-cell>
          <table:table-cell table:formula="of:=[.F17]/[.G17]" office:value-type="float" office:value="0.0336134304951806" calcext:value-type="float">
            <text:p/>
          </table:table-cell>
          <table:table-cell/>
          <table:table-cell table:formula="of:=[.E17]*[.L17]*[.J17]/[.D17]" office:value-type="float" office:value="0.00123116700783849" calcext:value-type="float">
            <text:p/>
          </table:table-cell>
        </table:table-row>
        <table:table-row table:style-name="ro1">
          <table:table-cell office:value-type="string" calcext:value-type="string">
            <text:p>tgamma_T075</text:p>
          </table:table-cell>
          <table:table-cell office:value-type="float" office:value="13645099" calcext:value-type="float">
            <text:p>136450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90165" calcext:value-type="float">
            <text:p>390165</text:p>
          </table:table-cell>
          <table:table-cell office:value-type="float" office:value="146565.295193697" calcext:value-type="float">
            <text:p>146565.295193697</text:p>
          </table:table-cell>
          <table:table-cell table:style-name="ce2" office:value-type="float" office:value="0.0494297390262997" calcext:value-type="float">
            <text:p>0.0494297390262997</text:p>
          </table:table-cell>
          <table:table-cell office:value-type="float" office:value="1.47266107411697" calcext:value-type="float">
            <text:p>1.47266107411697</text:p>
          </table:table-cell>
          <table:table-cell table:number-columns-repeated="2"/>
          <table:table-cell table:formula="of:= [.D18]/[.C18]" office:value-type="float" office:value="0.09754125" calcext:value-type="float">
            <text:p/>
          </table:table-cell>
          <table:table-cell table:formula="of:=[.D18]/[.E18]" office:value-type="float" office:value="2.66205583992014" calcext:value-type="float">
            <text:p/>
          </table:table-cell>
          <table:table-cell table:formula="of:=[.F18]/[.G18]" office:value-type="float" office:value="0.0335649117743799" calcext:value-type="float">
            <text:p/>
          </table:table-cell>
          <table:table-cell/>
          <table:table-cell table:formula="of:=[.E18]*[.L18]*[.J18]/[.D18]" office:value-type="float" office:value="0.0012298628005906" calcext:value-type="float">
            <text:p/>
          </table:table-cell>
        </table:table-row>
        <table:table-row table:style-name="ro1">
          <table:table-cell office:value-type="string" calcext:value-type="string">
            <text:p>tgamma_T100</text:p>
          </table:table-cell>
          <table:table-cell office:value-type="float" office:value="13645100" calcext:value-type="float">
            <text:p>136451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91956" calcext:value-type="float">
            <text:p>391956</text:p>
          </table:table-cell>
          <table:table-cell office:value-type="float" office:value="147363.263392829" calcext:value-type="float">
            <text:p>147363.263392829</text:p>
          </table:table-cell>
          <table:table-cell table:style-name="ce2" office:value-type="float" office:value="0.0495562204655814" calcext:value-type="float">
            <text:p>0.0495562204655814</text:p>
          </table:table-cell>
          <table:table-cell office:value-type="float" office:value="1.4726664810014" calcext:value-type="float">
            <text:p>1.4726664810014</text:p>
          </table:table-cell>
          <table:table-cell table:number-columns-repeated="2"/>
          <table:table-cell table:formula="of:= [.D19]/[.C19]" office:value-type="float" office:value="0.097989" calcext:value-type="float">
            <text:p/>
          </table:table-cell>
          <table:table-cell table:formula="of:=[.D19]/[.E19]" office:value-type="float" office:value="2.65979451713929" calcext:value-type="float">
            <text:p/>
          </table:table-cell>
          <table:table-cell table:formula="of:=[.F19]/[.G19]" office:value-type="float" office:value="0.0336506745450495" calcext:value-type="float">
            <text:p/>
          </table:table-cell>
          <table:table-cell/>
          <table:table-cell table:formula="of:=[.E19]*[.L19]*[.J19]/[.D19]" office:value-type="float" office:value="0.00123971830408212" calcext:value-type="float">
            <text:p/>
          </table:table-cell>
        </table:table-row>
        <table:table-row table:style-name="ro1">
          <table:table-cell table:number-columns-repeated="14"/>
        </table:table-row>
        <table:table-row table:style-name="ro1" table:visibility="collapse">
          <table:table-cell office:value-type="string" calcext:value-type="string">
            <text:p>t_Tgamma000</text:p>
          </table:table-cell>
          <table:table-cell office:value-type="float" office:value="13568032" calcext:value-type="float">
            <text:p>135680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3580" calcext:value-type="float">
            <text:p>193580</text:p>
          </table:table-cell>
          <table:table-cell office:value-type="float" office:value="146745.476113458" calcext:value-type="float">
            <text:p>146745.476113458</text:p>
          </table:table-cell>
          <table:table-cell office:value-type="float" office:value="1.47180889881316" calcext:value-type="float">
            <text:p>1.47180889881316</text:p>
          </table:table-cell>
          <table:table-cell table:style-name="ce2" office:value-type="float" office:value="0.0494119596581278" calcext:value-type="float">
            <text:p>0.0494119596581278</text:p>
          </table:table-cell>
          <table:table-cell table:number-columns-repeated="2"/>
          <table:table-cell table:formula="of:= [.D21]/[.C21]" office:value-type="float" office:value="0.09679" calcext:value-type="float">
            <text:p/>
          </table:table-cell>
          <table:table-cell table:formula="of:=[.D21]/[.E21]" office:value-type="float" office:value="1.31915480549691" calcext:value-type="float">
            <text:p/>
          </table:table-cell>
          <table:table-cell table:formula="of:=[.G21]/[.F21]" office:value-type="float" office:value="0.033572265868193" calcext:value-type="float">
            <text:p/>
          </table:table-cell>
          <table:table-cell/>
          <table:table-cell table:formula="of:=[.E21]*[.L21]*[.J21]/[.D21]" office:value-type="float" office:value="0.00246328906951779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000</text:p>
          </table:table-cell>
          <table:table-cell office:value-type="float" office:value="13582484" calcext:value-type="float">
            <text:p>1358248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4566" calcext:value-type="float">
            <text:p>194566</text:p>
          </table:table-cell>
          <table:table-cell office:value-type="float" office:value="146745.476113458" calcext:value-type="float">
            <text:p>146745.476113458</text:p>
          </table:table-cell>
          <table:table-cell office:value-type="float" office:value="1.47180889881316" calcext:value-type="float">
            <text:p>1.47180889881316</text:p>
          </table:table-cell>
          <table:table-cell table:style-name="ce2" office:value-type="float" office:value="0.0494119596581278" calcext:value-type="float">
            <text:p>0.0494119596581278</text:p>
          </table:table-cell>
          <table:table-cell table:number-columns-repeated="2"/>
          <table:table-cell table:formula="of:= [.D22]/[.C22]" office:value-type="float" office:value="0.097283" calcext:value-type="float">
            <text:p/>
          </table:table-cell>
          <table:table-cell table:formula="of:=[.D22]/[.E22]" office:value-type="float" office:value="1.32587392233863" calcext:value-type="float">
            <text:p/>
          </table:table-cell>
          <table:table-cell table:formula="of:=[.G22]/[.F22]" office:value-type="float" office:value="0.033572265868193" calcext:value-type="float">
            <text:p/>
          </table:table-cell>
          <table:table-cell/>
          <table:table-cell table:formula="of:=[.E22]*[.L22]*[.J22]/[.D22]" office:value-type="float" office:value="0.00246328906951779" calcext:value-type="float">
            <text:p/>
          </table:table-cell>
        </table:table-row>
        <table:table-row table:style-name="ro1">
          <table:table-cell office:value-type="string" calcext:value-type="string">
            <text:p>t_Tgamma000</text:p>
          </table:table-cell>
          <table:table-cell office:value-type="string" calcext:value-type="string">
            <text:p>merged</text:p>
          </table:table-cell>
          <table:table-cell office:value-type="float" office:value="4000000" calcext:value-type="float">
            <text:p>4000000</text:p>
          </table:table-cell>
          <table:table-cell table:formula="of:=SUM([.D21:.D22])" office:value-type="float" office:value="388146" calcext:value-type="float">
            <text:p/>
          </table:table-cell>
          <table:table-cell office:value-type="float" office:value="146745.476113458" calcext:value-type="float">
            <text:p>146745.476113458</text:p>
          </table:table-cell>
          <table:table-cell office:value-type="float" office:value="1.47180889881316" calcext:value-type="float">
            <text:p>1.47180889881316</text:p>
          </table:table-cell>
          <table:table-cell table:style-name="ce2" office:value-type="float" office:value="0.0494119596581278" calcext:value-type="float">
            <text:p>0.0494119596581278</text:p>
          </table:table-cell>
          <table:table-cell table:number-columns-repeated="2"/>
          <table:table-cell table:formula="of:= [.D23]/[.C23]" office:value-type="float" office:value="0.0970365" calcext:value-type="float">
            <text:p/>
          </table:table-cell>
          <table:table-cell table:formula="of:=[.D23]/[.E23]" office:value-type="float" office:value="2.64502872783554" calcext:value-type="float">
            <text:p/>
          </table:table-cell>
          <table:table-cell table:formula="of:=[.G23]/[.F23]" office:value-type="float" office:value="0.033572265868193" calcext:value-type="float">
            <text:p/>
          </table:table-cell>
          <table:table-cell/>
          <table:table-cell table:formula="of:=[.E23]*[.L23]*[.J23]/[.D23]" office:value-type="float" office:value="0.00123164453475889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025</text:p>
          </table:table-cell>
          <table:table-cell office:value-type="float" office:value="13568033" calcext:value-type="float">
            <text:p>135680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3286" calcext:value-type="float">
            <text:p>193286</text:p>
          </table:table-cell>
          <table:table-cell office:value-type="float" office:value="146625.587032482" calcext:value-type="float">
            <text:p>146625.587032482</text:p>
          </table:table-cell>
          <table:table-cell office:value-type="float" office:value="1.47111359523993" calcext:value-type="float">
            <text:p>1.47111359523993</text:p>
          </table:table-cell>
          <table:table-cell table:style-name="ce2" office:value-type="float" office:value="0.049494356672934" calcext:value-type="float">
            <text:p>0.049494356672934</text:p>
          </table:table-cell>
          <table:table-cell table:number-columns-repeated="2"/>
          <table:table-cell table:formula="of:= [.D24]/[.C24]" office:value-type="float" office:value="0.096643" calcext:value-type="float">
            <text:p/>
          </table:table-cell>
          <table:table-cell table:formula="of:=[.D24]/[.E24]" office:value-type="float" office:value="1.3182283113873" calcext:value-type="float">
            <text:p/>
          </table:table-cell>
          <table:table-cell table:formula="of:=[.G24]/[.F24]" office:value-type="float" office:value="0.0336441433435749" calcext:value-type="float">
            <text:p/>
          </table:table-cell>
          <table:table-cell/>
          <table:table-cell table:formula="of:=[.E24]*[.L24]*[.J24]/[.D24]" office:value-type="float" office:value="0.00246654613397832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025</text:p>
          </table:table-cell>
          <table:table-cell office:value-type="float" office:value="13582485" calcext:value-type="float">
            <text:p>1358248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4271" calcext:value-type="float">
            <text:p>194271</text:p>
          </table:table-cell>
          <table:table-cell office:value-type="float" office:value="146625.587032482" calcext:value-type="float">
            <text:p>146625.587032482</text:p>
          </table:table-cell>
          <table:table-cell office:value-type="float" office:value="1.47111359523993" calcext:value-type="float">
            <text:p>1.47111359523993</text:p>
          </table:table-cell>
          <table:table-cell table:style-name="ce2" office:value-type="float" office:value="0.049494356672934" calcext:value-type="float">
            <text:p>0.049494356672934</text:p>
          </table:table-cell>
          <table:table-cell table:number-columns-repeated="2"/>
          <table:table-cell table:formula="of:= [.D25]/[.C25]" office:value-type="float" office:value="0.0971355" calcext:value-type="float">
            <text:p/>
          </table:table-cell>
          <table:table-cell table:formula="of:=[.D25]/[.E25]" office:value-type="float" office:value="1.32494610205355" calcext:value-type="float">
            <text:p/>
          </table:table-cell>
          <table:table-cell table:formula="of:=[.G25]/[.F25]" office:value-type="float" office:value="0.0336441433435749" calcext:value-type="float">
            <text:p/>
          </table:table-cell>
          <table:table-cell/>
          <table:table-cell table:formula="of:=[.E25]*[.L25]*[.J25]/[.D25]" office:value-type="float" office:value="0.00246654613397832" calcext:value-type="float">
            <text:p/>
          </table:table-cell>
        </table:table-row>
        <table:table-row table:style-name="ro1">
          <table:table-cell office:value-type="string" calcext:value-type="string">
            <text:p>t_Tgamma025</text:p>
          </table:table-cell>
          <table:table-cell office:value-type="string" calcext:value-type="string">
            <text:p>merged</text:p>
          </table:table-cell>
          <table:table-cell office:value-type="float" office:value="4000000" calcext:value-type="float">
            <text:p>4000000</text:p>
          </table:table-cell>
          <table:table-cell table:formula="of:=SUM([.D24:.D25])" office:value-type="float" office:value="387557" calcext:value-type="float">
            <text:p/>
          </table:table-cell>
          <table:table-cell office:value-type="float" office:value="146625.587032482" calcext:value-type="float">
            <text:p>146625.587032482</text:p>
          </table:table-cell>
          <table:table-cell office:value-type="float" office:value="1.47111359523993" calcext:value-type="float">
            <text:p>1.47111359523993</text:p>
          </table:table-cell>
          <table:table-cell table:style-name="ce2" office:value-type="float" office:value="0.049494356672934" calcext:value-type="float">
            <text:p>0.049494356672934</text:p>
          </table:table-cell>
          <table:table-cell table:number-columns-repeated="2"/>
          <table:table-cell table:formula="of:= [.D26]/[.C26]" office:value-type="float" office:value="0.09688925" calcext:value-type="float">
            <text:p/>
          </table:table-cell>
          <table:table-cell table:formula="of:=[.D26]/[.E26]" office:value-type="float" office:value="2.64317441344084" calcext:value-type="float">
            <text:p/>
          </table:table-cell>
          <table:table-cell table:formula="of:=[.G26]/[.F26]" office:value-type="float" office:value="0.0336441433435749" calcext:value-type="float">
            <text:p/>
          </table:table-cell>
          <table:table-cell/>
          <table:table-cell table:formula="of:=[.E26]*[.L26]*[.J26]/[.D26]" office:value-type="float" office:value="0.00123327306698916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050</text:p>
          </table:table-cell>
          <table:table-cell office:value-type="float" office:value="13568034" calcext:value-type="float">
            <text:p>1356803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4477" calcext:value-type="float">
            <text:p>194477</text:p>
          </table:table-cell>
          <table:table-cell office:value-type="float" office:value="147032.986973955" calcext:value-type="float">
            <text:p>147032.986973955</text:p>
          </table:table-cell>
          <table:table-cell office:value-type="float" office:value="1.47229412152816" calcext:value-type="float">
            <text:p>1.47229412152816</text:p>
          </table:table-cell>
          <table:table-cell table:style-name="ce2" office:value-type="float" office:value="0.049369314768008" calcext:value-type="float">
            <text:p>0.049369314768008</text:p>
          </table:table-cell>
          <table:table-cell table:number-columns-repeated="2"/>
          <table:table-cell table:formula="of:= [.D27]/[.C27]" office:value-type="float" office:value="0.0972385" calcext:value-type="float">
            <text:p/>
          </table:table-cell>
          <table:table-cell table:formula="of:=[.D27]/[.E27]" office:value-type="float" office:value="1.32267597906073" calcext:value-type="float">
            <text:p/>
          </table:table-cell>
          <table:table-cell table:formula="of:=[.G27]/[.F27]" office:value-type="float" office:value="0.03353223655934" calcext:value-type="float">
            <text:p/>
          </table:table-cell>
          <table:table-cell/>
          <table:table-cell table:formula="of:=[.E27]*[.L27]*[.J27]/[.D27]" office:value-type="float" office:value="0.00246517245061851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050</text:p>
          </table:table-cell>
          <table:table-cell office:value-type="float" office:value="13582486" calcext:value-type="float">
            <text:p>1358248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4039" calcext:value-type="float">
            <text:p>194039</text:p>
          </table:table-cell>
          <table:table-cell office:value-type="float" office:value="147032.986973955" calcext:value-type="float">
            <text:p>147032.986973955</text:p>
          </table:table-cell>
          <table:table-cell office:value-type="float" office:value="1.47229412152816" calcext:value-type="float">
            <text:p>1.47229412152816</text:p>
          </table:table-cell>
          <table:table-cell table:style-name="ce2" office:value-type="float" office:value="0.049369314768008" calcext:value-type="float">
            <text:p>0.049369314768008</text:p>
          </table:table-cell>
          <table:table-cell table:number-columns-repeated="2"/>
          <table:table-cell table:formula="of:= [.D28]/[.C28]" office:value-type="float" office:value="0.0970195" calcext:value-type="float">
            <text:p/>
          </table:table-cell>
          <table:table-cell table:formula="of:=[.D28]/[.E28]" office:value-type="float" office:value="1.31969705569793" calcext:value-type="float">
            <text:p/>
          </table:table-cell>
          <table:table-cell table:formula="of:=[.G28]/[.F28]" office:value-type="float" office:value="0.03353223655934" calcext:value-type="float">
            <text:p/>
          </table:table-cell>
          <table:table-cell/>
          <table:table-cell table:formula="of:=[.E28]*[.L28]*[.J28]/[.D28]" office:value-type="float" office:value="0.00246517245061851" calcext:value-type="float">
            <text:p/>
          </table:table-cell>
        </table:table-row>
        <table:table-row table:style-name="ro1">
          <table:table-cell office:value-type="string" calcext:value-type="string">
            <text:p>t_Tgamma050</text:p>
          </table:table-cell>
          <table:table-cell office:value-type="string" calcext:value-type="string">
            <text:p>merged</text:p>
          </table:table-cell>
          <table:table-cell office:value-type="float" office:value="4000000" calcext:value-type="float">
            <text:p>4000000</text:p>
          </table:table-cell>
          <table:table-cell table:formula="of:=SUM([.D27:.D28])" office:value-type="float" office:value="388516" calcext:value-type="float">
            <text:p/>
          </table:table-cell>
          <table:table-cell office:value-type="float" office:value="147032.986973955" calcext:value-type="float">
            <text:p>147032.986973955</text:p>
          </table:table-cell>
          <table:table-cell office:value-type="float" office:value="1.47229412152816" calcext:value-type="float">
            <text:p>1.47229412152816</text:p>
          </table:table-cell>
          <table:table-cell table:style-name="ce2" office:value-type="float" office:value="0.049369314768008" calcext:value-type="float">
            <text:p>0.049369314768008</text:p>
          </table:table-cell>
          <table:table-cell table:number-columns-repeated="2"/>
          <table:table-cell table:formula="of:= [.D29]/[.C29]" office:value-type="float" office:value="0.097129" calcext:value-type="float">
            <text:p/>
          </table:table-cell>
          <table:table-cell table:formula="of:=[.D29]/[.E29]" office:value-type="float" office:value="2.64237303475866" calcext:value-type="float">
            <text:p/>
          </table:table-cell>
          <table:table-cell table:formula="of:=[.G29]/[.F29]" office:value-type="float" office:value="0.03353223655934" calcext:value-type="float">
            <text:p/>
          </table:table-cell>
          <table:table-cell/>
          <table:table-cell table:formula="of:=[.E29]*[.L29]*[.J29]/[.D29]" office:value-type="float" office:value="0.00123258622530926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075</text:p>
          </table:table-cell>
          <table:table-cell office:value-type="float" office:value="13568035" calcext:value-type="float">
            <text:p>1356803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5112" calcext:value-type="float">
            <text:p>195112</text:p>
          </table:table-cell>
          <table:table-cell office:value-type="float" office:value="147415.999862237" calcext:value-type="float">
            <text:p>147415.999862237</text:p>
          </table:table-cell>
          <table:table-cell office:value-type="float" office:value="1.47210073549906" calcext:value-type="float">
            <text:p>1.47210073549906</text:p>
          </table:table-cell>
          <table:table-cell table:style-name="ce2" office:value-type="float" office:value="0.0495361636635537" calcext:value-type="float">
            <text:p>0.0495361636635537</text:p>
          </table:table-cell>
          <table:table-cell table:number-columns-repeated="2"/>
          <table:table-cell table:formula="of:= [.D30]/[.C30]" office:value-type="float" office:value="0.097556" calcext:value-type="float">
            <text:p/>
          </table:table-cell>
          <table:table-cell table:formula="of:=[.D30]/[.E30]" office:value-type="float" office:value="1.32354697035828" calcext:value-type="float">
            <text:p/>
          </table:table-cell>
          <table:table-cell table:formula="of:=[.G30]/[.F30]" office:value-type="float" office:value="0.0336499822797523" calcext:value-type="float">
            <text:p/>
          </table:table-cell>
          <table:table-cell/>
          <table:table-cell table:formula="of:=[.E30]*[.L30]*[.J30]/[.D30]" office:value-type="float" office:value="0.00248027289155812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075</text:p>
          </table:table-cell>
          <table:table-cell office:value-type="float" office:value="13582487" calcext:value-type="float">
            <text:p>1358248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4793" calcext:value-type="float">
            <text:p>194793</text:p>
          </table:table-cell>
          <table:table-cell office:value-type="float" office:value="147415.999862237" calcext:value-type="float">
            <text:p>147415.999862237</text:p>
          </table:table-cell>
          <table:table-cell office:value-type="float" office:value="1.47210073549906" calcext:value-type="float">
            <text:p>1.47210073549906</text:p>
          </table:table-cell>
          <table:table-cell table:style-name="ce2" office:value-type="float" office:value="0.0495361636635537" calcext:value-type="float">
            <text:p>0.0495361636635537</text:p>
          </table:table-cell>
          <table:table-cell table:number-columns-repeated="2"/>
          <table:table-cell table:formula="of:= [.D31]/[.C31]" office:value-type="float" office:value="0.0973965" calcext:value-type="float">
            <text:p/>
          </table:table-cell>
          <table:table-cell table:formula="of:=[.D31]/[.E31]" office:value-type="float" office:value="1.32138302614396" calcext:value-type="float">
            <text:p/>
          </table:table-cell>
          <table:table-cell table:formula="of:=[.G31]/[.F31]" office:value-type="float" office:value="0.0336499822797523" calcext:value-type="float">
            <text:p/>
          </table:table-cell>
          <table:table-cell/>
          <table:table-cell table:formula="of:=[.E31]*[.L31]*[.J31]/[.D31]" office:value-type="float" office:value="0.00248027289155812" calcext:value-type="float">
            <text:p/>
          </table:table-cell>
        </table:table-row>
        <table:table-row table:style-name="ro1">
          <table:table-cell office:value-type="string" calcext:value-type="string">
            <text:p>t_Tgamma075</text:p>
          </table:table-cell>
          <table:table-cell office:value-type="string" calcext:value-type="string">
            <text:p>merged</text:p>
          </table:table-cell>
          <table:table-cell office:value-type="float" office:value="4000000" calcext:value-type="float">
            <text:p>4000000</text:p>
          </table:table-cell>
          <table:table-cell table:formula="of:=SUM([.D30:.D31])" office:value-type="float" office:value="389905" calcext:value-type="float">
            <text:p/>
          </table:table-cell>
          <table:table-cell office:value-type="float" office:value="147415.999862237" calcext:value-type="float">
            <text:p>147415.999862237</text:p>
          </table:table-cell>
          <table:table-cell office:value-type="float" office:value="1.47210073549906" calcext:value-type="float">
            <text:p>1.47210073549906</text:p>
          </table:table-cell>
          <table:table-cell table:style-name="ce2" office:value-type="float" office:value="0.0495361636635537" calcext:value-type="float">
            <text:p>0.0495361636635537</text:p>
          </table:table-cell>
          <table:table-cell table:number-columns-repeated="2"/>
          <table:table-cell table:formula="of:= [.D32]/[.C32]" office:value-type="float" office:value="0.09747625" calcext:value-type="float">
            <text:p/>
          </table:table-cell>
          <table:table-cell table:formula="of:=[.D32]/[.E32]" office:value-type="float" office:value="2.64492999650224" calcext:value-type="float">
            <text:p/>
          </table:table-cell>
          <table:table-cell table:formula="of:=[.G32]/[.F32]" office:value-type="float" office:value="0.0336499822797523" calcext:value-type="float">
            <text:p/>
          </table:table-cell>
          <table:table-cell/>
          <table:table-cell table:formula="of:=[.E32]*[.L32]*[.J32]/[.D32]" office:value-type="float" office:value="0.00124013644577906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100</text:p>
          </table:table-cell>
          <table:table-cell office:value-type="float" office:value="13568037" calcext:value-type="float">
            <text:p>1356803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5716" calcext:value-type="float">
            <text:p>195716</text:p>
          </table:table-cell>
          <table:table-cell office:value-type="float" office:value="147301.360582042" calcext:value-type="float">
            <text:p>147301.360582042</text:p>
          </table:table-cell>
          <table:table-cell office:value-type="float" office:value="1.47253426871226" calcext:value-type="float">
            <text:p>1.47253426871226</text:p>
          </table:table-cell>
          <table:table-cell table:style-name="ce2" office:value-type="float" office:value="0.0496280328606887" calcext:value-type="float">
            <text:p>0.0496280328606887</text:p>
          </table:table-cell>
          <table:table-cell table:number-columns-repeated="2"/>
          <table:table-cell table:formula="of:= [.D33]/[.C33]" office:value-type="float" office:value="0.097858" calcext:value-type="float">
            <text:p/>
          </table:table-cell>
          <table:table-cell table:formula="of:=[.D33]/[.E33]" office:value-type="float" office:value="1.32867747607119" calcext:value-type="float">
            <text:p/>
          </table:table-cell>
          <table:table-cell table:formula="of:=[.G33]/[.F33]" office:value-type="float" office:value="0.0337024637831272" calcext:value-type="float">
            <text:p/>
          </table:table-cell>
          <table:table-cell/>
          <table:table-cell table:formula="of:=[.E33]*[.L33]*[.J33]/[.D33]" office:value-type="float" office:value="0.00248220938511082" calcext:value-type="float">
            <text:p/>
          </table:table-cell>
        </table:table-row>
        <table:table-row table:style-name="ro1" table:visibility="collapse">
          <table:table-cell office:value-type="string" calcext:value-type="string">
            <text:p>t_Tgamma100</text:p>
          </table:table-cell>
          <table:table-cell office:value-type="float" office:value="13582489" calcext:value-type="float">
            <text:p>1358248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5607" calcext:value-type="float">
            <text:p>195607</text:p>
          </table:table-cell>
          <table:table-cell office:value-type="float" office:value="147301.360582042" calcext:value-type="float">
            <text:p>147301.360582042</text:p>
          </table:table-cell>
          <table:table-cell office:value-type="float" office:value="1.47253426871226" calcext:value-type="float">
            <text:p>1.47253426871226</text:p>
          </table:table-cell>
          <table:table-cell table:style-name="ce2" office:value-type="float" office:value="0.0496280328606887" calcext:value-type="float">
            <text:p>0.0496280328606887</text:p>
          </table:table-cell>
          <table:table-cell table:number-columns-repeated="2"/>
          <table:table-cell table:formula="of:= [.D34]/[.C34]" office:value-type="float" office:value="0.0978035" calcext:value-type="float">
            <text:p/>
          </table:table-cell>
          <table:table-cell table:formula="of:=[.D34]/[.E34]" office:value-type="float" office:value="1.32793749648397" calcext:value-type="float">
            <text:p/>
          </table:table-cell>
          <table:table-cell table:formula="of:=[.G34]/[.F34]" office:value-type="float" office:value="0.0337024637831272" calcext:value-type="float">
            <text:p/>
          </table:table-cell>
          <table:table-cell/>
          <table:table-cell table:formula="of:=[.E34]*[.L34]*[.J34]/[.D34]" office:value-type="float" office:value="0.00248220938511082" calcext:value-type="float">
            <text:p/>
          </table:table-cell>
        </table:table-row>
        <table:table-row table:style-name="ro1">
          <table:table-cell office:value-type="string" calcext:value-type="string">
            <text:p>t_Tgamma100</text:p>
          </table:table-cell>
          <table:table-cell office:value-type="string" calcext:value-type="string">
            <text:p>merged</text:p>
          </table:table-cell>
          <table:table-cell office:value-type="float" office:value="4000000" calcext:value-type="float">
            <text:p>4000000</text:p>
          </table:table-cell>
          <table:table-cell table:formula="of:=SUM([.D33:.D34])" office:value-type="float" office:value="391323" calcext:value-type="float">
            <text:p/>
          </table:table-cell>
          <table:table-cell office:value-type="float" office:value="147301.360582042" calcext:value-type="float">
            <text:p>147301.360582042</text:p>
          </table:table-cell>
          <table:table-cell office:value-type="float" office:value="1.47253426871226" calcext:value-type="float">
            <text:p>1.47253426871226</text:p>
          </table:table-cell>
          <table:table-cell table:style-name="ce2" office:value-type="float" office:value="0.0496280328606887" calcext:value-type="float">
            <text:p>0.0496280328606887</text:p>
          </table:table-cell>
          <table:table-cell table:number-columns-repeated="2"/>
          <table:table-cell table:formula="of:= [.D35]/[.C35]" office:value-type="float" office:value="0.09783075" calcext:value-type="float">
            <text:p/>
          </table:table-cell>
          <table:table-cell table:formula="of:=[.D35]/[.E35]" office:value-type="float" office:value="2.65661497255517" calcext:value-type="float">
            <text:p/>
          </table:table-cell>
          <table:table-cell table:formula="of:=[.G35]/[.F35]" office:value-type="float" office:value="0.0337024637831272" calcext:value-type="float">
            <text:p/>
          </table:table-cell>
          <table:table-cell/>
          <table:table-cell table:formula="of:=[.E35]*[.L35]*[.J35]/[.D35]" office:value-type="float" office:value="0.00124110469255541" calcext:value-type="float">
            <text:p/>
          </table:table-cell>
        </table:table-row>
        <table:table-row table:style-name="ro1">
          <table:table-cell table:number-columns-repeated="14"/>
        </table:table-row>
        <table:table-row table:style-name="ro3">
          <table:table-cell table:style-name="ce1" office:value-type="string" calcext:value-type="string" table:number-columns-spanned="4" table:number-rows-spanned="1">
            <text:p>dVgamma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4">
          <table:table-cell office:value-type="string" calcext:value-type="string">
            <text:p>tTgamma_000</text:p>
          </table:table-cell>
          <table:table-cell office:value-type="float" office:value="13589514" calcext:value-type="float">
            <text:p>135895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62640" calcext:value-type="float">
            <text:p>1062640</text:p>
          </table:table-cell>
          <table:table-cell office:value-type="float" office:value="2149.00073349471" calcext:value-type="float">
            <text:p>2149.00073349471</text:p>
          </table:table-cell>
          <table:table-cell office:value-type="float" office:value="1.47181952378606" calcext:value-type="float">
            <text:p>1.47181952378606</text:p>
          </table:table-cell>
          <table:table-cell office:value-type="float" office:value="1.4717178938097" calcext:value-type="float">
            <text:p>1.4717178938097</text:p>
          </table:table-cell>
          <table:table-cell table:number-columns-repeated="2"/>
          <table:table-cell table:formula="of:= [.D39]/[.C39]" office:value-type="float" office:value="0.212528" calcext:value-type="float">
            <text:p/>
          </table:table-cell>
          <table:table-cell table:formula="of:=[.D39]/[.E39]" office:value-type="float" office:value="494.480985249331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39]*[.L39]*[.J39]/[.D39]" office:value-type="float" office:value="0.000429800146698942" calcext:value-type="float">
            <text:p/>
          </table:table-cell>
        </table:table-row>
        <table:table-row table:style-name="ro1">
          <table:table-cell office:value-type="string" calcext:value-type="string">
            <text:p>tTgamma_006</text:p>
          </table:table-cell>
          <table:table-cell office:value-type="float" office:value="13645074" calcext:value-type="float">
            <text:p>136450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59893" calcext:value-type="float">
            <text:p>1059893</text:p>
          </table:table-cell>
          <table:table-cell office:value-type="float" office:value="2139.26375732851" calcext:value-type="float">
            <text:p>2139.26375732851</text:p>
          </table:table-cell>
          <table:table-cell office:value-type="float" office:value="1.47273372099571" calcext:value-type="float">
            <text:p>1.47273372099571</text:p>
          </table:table-cell>
          <table:table-cell office:value-type="float" office:value="1.47093131079592" calcext:value-type="float">
            <text:p>1.47093131079592</text:p>
          </table:table-cell>
          <table:table-cell table:number-columns-repeated="2"/>
          <table:table-cell table:formula="of:= [.D40]/[.C40]" office:value-type="float" office:value="0.2119786" calcext:value-type="float">
            <text:p/>
          </table:table-cell>
          <table:table-cell table:formula="of:=[.D40]/[.E40]" office:value-type="float" office:value="495.44755590287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40]*[.L40]*[.J40]/[.D40]" office:value-type="float" office:value="0.000427852751465702" calcext:value-type="float">
            <text:p/>
          </table:table-cell>
        </table:table-row>
        <table:table-row table:style-name="ro1">
          <table:table-cell office:value-type="string" calcext:value-type="string">
            <text:p>tTgamma_012</text:p>
          </table:table-cell>
          <table:table-cell office:value-type="float" office:value="13645075" calcext:value-type="float">
            <text:p>136450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61142" calcext:value-type="float">
            <text:p>1061142</text:p>
          </table:table-cell>
          <table:table-cell office:value-type="float" office:value="2134.90171783469" calcext:value-type="float">
            <text:p>2134.90171783469</text:p>
          </table:table-cell>
          <table:table-cell office:value-type="float" office:value="1.47189554300194" calcext:value-type="float">
            <text:p>1.47189554300194</text:p>
          </table:table-cell>
          <table:table-cell office:value-type="float" office:value="1.47301644995101" calcext:value-type="float">
            <text:p>1.47301644995101</text:p>
          </table:table-cell>
          <table:table-cell table:number-columns-repeated="2"/>
          <table:table-cell table:formula="of:= [.D41]/[.C41]" office:value-type="float" office:value="0.2122284" calcext:value-type="float">
            <text:p/>
          </table:table-cell>
          <table:table-cell table:formula="of:=[.D41]/[.E41]" office:value-type="float" office:value="497.044894917344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41]*[.L41]*[.J41]/[.D41]" office:value-type="float" office:value="0.000426980343566938" calcext:value-type="float">
            <text:p/>
          </table:table-cell>
        </table:table-row>
        <table:table-row table:style-name="ro4">
          <table:table-cell office:value-type="string" calcext:value-type="string">
            <text:p>tTgamma_018</text:p>
          </table:table-cell>
          <table:table-cell office:value-type="float" office:value="13645076" calcext:value-type="float">
            <text:p>136450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79896" calcext:value-type="float">
            <text:p>1079896</text:p>
          </table:table-cell>
          <table:table-cell office:value-type="float" office:value="2151.79768691359" calcext:value-type="float">
            <text:p>2151.79768691359</text:p>
          </table:table-cell>
          <table:table-cell office:value-type="float" office:value="1.47169114983569" calcext:value-type="float">
            <text:p>1.47169114983569</text:p>
          </table:table-cell>
          <table:table-cell office:value-type="float" office:value="1.47180316245086" calcext:value-type="float">
            <text:p>1.47180316245086</text:p>
          </table:table-cell>
          <table:table-cell table:number-columns-repeated="2"/>
          <table:table-cell table:formula="of:= [.D42]/[.C42]" office:value-type="float" office:value="0.2159792" calcext:value-type="float">
            <text:p/>
          </table:table-cell>
          <table:table-cell table:formula="of:=[.D42]/[.E42]" office:value-type="float" office:value="501.857589385617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42]*[.L42]*[.J42]/[.D42]" office:value-type="float" office:value="0.000430359537382718" calcext:value-type="float">
            <text:p/>
          </table:table-cell>
        </table:table-row>
        <table:table-row table:style-name="ro4">
          <table:table-cell office:value-type="string" calcext:value-type="string">
            <text:p>tTgamma_030</text:p>
          </table:table-cell>
          <table:table-cell office:value-type="float" office:value="13645077" calcext:value-type="float">
            <text:p>136450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07126" calcext:value-type="float">
            <text:p>1107126</text:p>
          </table:table-cell>
          <table:table-cell office:value-type="float" office:value="2181.16243806437" calcext:value-type="float">
            <text:p>2181.16243806437</text:p>
          </table:table-cell>
          <table:table-cell office:value-type="float" office:value="1.47271360804611" calcext:value-type="float">
            <text:p>1.47271360804611</text:p>
          </table:table-cell>
          <table:table-cell office:value-type="float" office:value="1.47199642857721" calcext:value-type="float">
            <text:p>1.47199642857721</text:p>
          </table:table-cell>
          <table:table-cell table:number-columns-repeated="2"/>
          <table:table-cell table:formula="of:= [.D43]/[.C43]" office:value-type="float" office:value="0.2214252" calcext:value-type="float">
            <text:p/>
          </table:table-cell>
          <table:table-cell table:formula="of:=[.D43]/[.E43]" office:value-type="float" office:value="507.585304367564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43]*[.L43]*[.J43]/[.D43]" office:value-type="float" office:value="0.000436232487612874" calcext:value-type="float">
            <text:p/>
          </table:table-cell>
        </table:table-row>
        <table:table-row table:style-name="ro4">
          <table:table-cell office:value-type="string" calcext:value-type="string">
            <text:p>tTgamma_100</text:p>
          </table:table-cell>
          <table:table-cell office:value-type="float" office:value="14191813" calcext:value-type="float">
            <text:p>141918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421629" calcext:value-type="float">
            <text:p>1421629</text:p>
          </table:table-cell>
          <table:table-cell office:value-type="float" office:value="2566.867453346" calcext:value-type="float">
            <text:p>2566.867453346</text:p>
          </table:table-cell>
          <table:table-cell office:value-type="float" office:value="1.47145227304912" calcext:value-type="float">
            <text:p>1.47145227304912</text:p>
          </table:table-cell>
          <table:table-cell office:value-type="float" office:value="1.47242572666551" calcext:value-type="float">
            <text:p>1.47242572666551</text:p>
          </table:table-cell>
          <table:table-cell table:number-columns-repeated="2"/>
          <table:table-cell table:formula="of:= [.D44]/[.C44]" office:value-type="float" office:value="0.2843258" calcext:value-type="float">
            <text:p/>
          </table:table-cell>
          <table:table-cell table:formula="of:=[.D44]/[.E44]" office:value-type="float" office:value="553.838102605125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44]*[.L44]*[.J44]/[.D44]" office:value-type="float" office:value="0.000513373490669201" calcext:value-type="float">
            <text:p/>
          </table:table-cell>
        </table:table-row>
        <table:table-row table:style-name="ro4">
          <table:table-cell office:value-type="string" calcext:value-type="string">
            <text:p>Ttgamma_150</text:p>
          </table:table-cell>
          <table:table-cell office:value-type="float" office:value="14191816" calcext:value-type="float">
            <text:p>141918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770800" calcext:value-type="float">
            <text:p>1770800</text:p>
          </table:table-cell>
          <table:table-cell office:value-type="float" office:value="3191.58879934578" calcext:value-type="float">
            <text:p>3191.58879934578</text:p>
          </table:table-cell>
          <table:table-cell office:value-type="float" office:value="1.47182142004544" calcext:value-type="float">
            <text:p>1.47182142004544</text:p>
          </table:table-cell>
          <table:table-cell office:value-type="float" office:value="1.47218603027095" calcext:value-type="float">
            <text:p>1.47218603027095</text:p>
          </table:table-cell>
          <table:table-cell table:number-columns-repeated="2"/>
          <table:table-cell table:formula="of:= [.D45]/[.C45]" office:value-type="float" office:value="0.35416" calcext:value-type="float">
            <text:p/>
          </table:table-cell>
          <table:table-cell table:formula="of:=[.D45]/[.E45]" office:value-type="float" office:value="554.833379651847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45]*[.L45]*[.J45]/[.D45]" office:value-type="float" office:value="0.000638317759869156" calcext:value-type="float">
            <text:p/>
          </table:table-cell>
        </table:table-row>
        <table:table-row table:style-name="ro4">
          <table:table-cell office:value-type="string" calcext:value-type="string">
            <text:p>tTgamma_500</text:p>
          </table:table-cell>
          <table:table-cell office:value-type="float" office:value="13957971" calcext:value-type="float">
            <text:p>139579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33194" calcext:value-type="float">
            <text:p>3033194</text:p>
          </table:table-cell>
          <table:table-cell office:value-type="float" office:value="18390.8569534448" calcext:value-type="float">
            <text:p>18390.8569534448</text:p>
          </table:table-cell>
          <table:table-cell office:value-type="float" office:value="1.47161495963703" calcext:value-type="float">
            <text:p>1.47161495963703</text:p>
          </table:table-cell>
          <table:table-cell office:value-type="float" office:value="1.47265625193085" calcext:value-type="float">
            <text:p>1.47265625193085</text:p>
          </table:table-cell>
          <table:table-cell table:number-columns-repeated="2"/>
          <table:table-cell table:formula="of:= [.D46]/[.C46]" office:value-type="float" office:value="0.6066388" calcext:value-type="float">
            <text:p/>
          </table:table-cell>
          <table:table-cell table:formula="of:=[.D46]/[.E46]" office:value-type="float" office:value="164.929454221645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[.E46]*[.L46]*[.J46]/[.D46]" office:value-type="float" office:value="0.00367817139068896" calcext:value-type="float">
            <text:p/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gamma_T000</text:p>
          </table:table-cell>
          <table:table-cell office:value-type="float" office:value="13589519" calcext:value-type="float">
            <text:p>135895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4589" calcext:value-type="float">
            <text:p>484589</text:p>
          </table:table-cell>
          <table:table-cell office:value-type="float" office:value="146265.37324321" calcext:value-type="float">
            <text:p>146265.37324321</text:p>
          </table:table-cell>
          <table:table-cell table:style-name="ce2" office:value-type="float" office:value="0.0493994165264078" calcext:value-type="float">
            <text:p>0.0493994165264078</text:p>
          </table:table-cell>
          <table:table-cell office:value-type="float" office:value="1.47126021318309" calcext:value-type="float">
            <text:p>1.47126021318309</text:p>
          </table:table-cell>
          <table:table-cell table:number-columns-repeated="2"/>
          <table:table-cell table:formula="of:= [.D48]/[.C48]" office:value-type="float" office:value="0.0969178" calcext:value-type="float">
            <text:p/>
          </table:table-cell>
          <table:table-cell table:formula="of:=[.D48]/[.E48]" office:value-type="float" office:value="3.31308080138848" calcext:value-type="float">
            <text:p/>
          </table:table-cell>
          <table:table-cell table:formula="of:=[.F48]/[.G48]" office:value-type="float" office:value="0.0335762607346878" calcext:value-type="float">
            <text:p/>
          </table:table-cell>
          <table:table-cell/>
          <table:table-cell table:formula="of:=[.E48]*[.L48]*[.J48]/[.D48]" office:value-type="float" office:value="0.00098220886169409" calcext:value-type="float">
            <text:p/>
          </table:table-cell>
        </table:table-row>
        <table:table-row table:style-name="ro1">
          <table:table-cell office:value-type="string" calcext:value-type="string">
            <text:p>tgamma_T006</text:p>
          </table:table-cell>
          <table:table-cell office:value-type="float" office:value="13645078" calcext:value-type="float">
            <text:p>136450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4366" calcext:value-type="float">
            <text:p>484366</text:p>
          </table:table-cell>
          <table:table-cell office:value-type="float" office:value="146632.687398911" calcext:value-type="float">
            <text:p>146632.687398911</text:p>
          </table:table-cell>
          <table:table-cell table:style-name="ce2" office:value-type="float" office:value="0.0494736173877784" calcext:value-type="float">
            <text:p>0.0494736173877784</text:p>
          </table:table-cell>
          <table:table-cell office:value-type="float" office:value="1.4730235214945" calcext:value-type="float">
            <text:p>1.4730235214945</text:p>
          </table:table-cell>
          <table:table-cell table:number-columns-repeated="2"/>
          <table:table-cell table:formula="of:= [.D49]/[.C49]" office:value-type="float" office:value="0.0968732" calcext:value-type="float">
            <text:p/>
          </table:table-cell>
          <table:table-cell table:formula="of:=[.D49]/[.E49]" office:value-type="float" office:value="3.30326074350866" calcext:value-type="float">
            <text:p/>
          </table:table-cell>
          <table:table-cell table:formula="of:=[.F49]/[.G49]" office:value-type="float" office:value="0.0335864408584484" calcext:value-type="float">
            <text:p/>
          </table:table-cell>
          <table:table-cell/>
          <table:table-cell table:formula="of:=[.E49]*[.L49]*[.J49]/[.D49]" office:value-type="float" office:value="0.000984974016647775" calcext:value-type="float">
            <text:p/>
          </table:table-cell>
        </table:table-row>
        <table:table-row table:style-name="ro4">
          <table:table-cell office:value-type="string" calcext:value-type="string">
            <text:p>tgamma_T012</text:p>
          </table:table-cell>
          <table:table-cell office:value-type="float" office:value="13645079" calcext:value-type="float">
            <text:p>136450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5004" calcext:value-type="float">
            <text:p>485004</text:p>
          </table:table-cell>
          <table:table-cell office:value-type="float" office:value="146658.499199042" calcext:value-type="float">
            <text:p>146658.499199042</text:p>
          </table:table-cell>
          <table:table-cell table:style-name="ce2" office:value-type="float" office:value="0.0494021237445279" calcext:value-type="float">
            <text:p>0.0494021237445279</text:p>
          </table:table-cell>
          <table:table-cell office:value-type="float" office:value="1.47316082333766" calcext:value-type="float">
            <text:p>1.47316082333766</text:p>
          </table:table-cell>
          <table:table-cell table:number-columns-repeated="2"/>
          <table:table-cell table:formula="of:= [.D50]/[.C50]" office:value-type="float" office:value="0.0970008" calcext:value-type="float">
            <text:p/>
          </table:table-cell>
          <table:table-cell table:formula="of:=[.D50]/[.E50]" office:value-type="float" office:value="3.30702961402709" calcext:value-type="float">
            <text:p/>
          </table:table-cell>
          <table:table-cell table:formula="of:=[.F50]/[.G50]" office:value-type="float" office:value="0.033534779748351" calcext:value-type="float">
            <text:p/>
          </table:table-cell>
          <table:table-cell/>
          <table:table-cell table:formula="of:=[.E50]*[.L50]*[.J50]/[.D50]" office:value-type="float" office:value="0.000983632093772718" calcext:value-type="float">
            <text:p/>
          </table:table-cell>
        </table:table-row>
        <table:table-row table:style-name="ro4">
          <table:table-cell office:value-type="string" calcext:value-type="string">
            <text:p>tgamma_T018</text:p>
          </table:table-cell>
          <table:table-cell office:value-type="float" office:value="13645080" calcext:value-type="float">
            <text:p>136450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5251" calcext:value-type="float">
            <text:p>485251</text:p>
          </table:table-cell>
          <table:table-cell office:value-type="float" office:value="146590.259518081" calcext:value-type="float">
            <text:p>146590.259518081</text:p>
          </table:table-cell>
          <table:table-cell table:style-name="ce2" office:value-type="float" office:value="0.0492730148043117" calcext:value-type="float">
            <text:p>0.0492730148043117</text:p>
          </table:table-cell>
          <table:table-cell office:value-type="float" office:value="1.47233411162645" calcext:value-type="float">
            <text:p>1.47233411162645</text:p>
          </table:table-cell>
          <table:table-cell table:number-columns-repeated="2"/>
          <table:table-cell table:formula="of:= [.D51]/[.C51]" office:value-type="float" office:value="0.0970502" calcext:value-type="float">
            <text:p/>
          </table:table-cell>
          <table:table-cell table:formula="of:=[.D51]/[.E51]" office:value-type="float" office:value="3.31025404822445" calcext:value-type="float">
            <text:p/>
          </table:table-cell>
          <table:table-cell table:formula="of:=[.F51]/[.G51]" office:value-type="float" office:value="0.0334659194643538" calcext:value-type="float">
            <text:p/>
          </table:table-cell>
          <table:table-cell/>
          <table:table-cell table:formula="of:=[.E51]*[.L51]*[.J51]/[.D51]" office:value-type="float" office:value="0.000981155563858165" calcext:value-type="float">
            <text:p/>
          </table:table-cell>
        </table:table-row>
        <table:table-row table:style-name="ro4">
          <table:table-cell office:value-type="string" calcext:value-type="string">
            <text:p>tgamma_T030</text:p>
          </table:table-cell>
          <table:table-cell office:value-type="float" office:value="13645081" calcext:value-type="float">
            <text:p>136450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8432" calcext:value-type="float">
            <text:p>488432</text:p>
          </table:table-cell>
          <table:table-cell office:value-type="float" office:value="146279.173197849" calcext:value-type="float">
            <text:p>146279.173197849</text:p>
          </table:table-cell>
          <table:table-cell table:style-name="ce2" office:value-type="float" office:value="0.0493184330222373" calcext:value-type="float">
            <text:p>0.0493184330222373</text:p>
          </table:table-cell>
          <table:table-cell office:value-type="float" office:value="1.47186695102363" calcext:value-type="float">
            <text:p>1.47186695102363</text:p>
          </table:table-cell>
          <table:table-cell table:number-columns-repeated="2"/>
          <table:table-cell table:formula="of:= [.D52]/[.C52]" office:value-type="float" office:value="0.0976864" calcext:value-type="float">
            <text:p/>
          </table:table-cell>
          <table:table-cell table:formula="of:=[.D52]/[.E52]" office:value-type="float" office:value="3.33903992839346" calcext:value-type="float">
            <text:p/>
          </table:table-cell>
          <table:table-cell table:formula="of:=[.F52]/[.G52]" office:value-type="float" office:value="0.0335073988772818" calcext:value-type="float">
            <text:p/>
          </table:table-cell>
          <table:table-cell/>
          <table:table-cell table:formula="of:=[.E52]*[.L52]*[.J52]/[.D52]" office:value-type="float" office:value="0.000980286920755862" calcext:value-type="float">
            <text:p/>
          </table:table-cell>
        </table:table-row>
        <table:table-row table:style-name="ro4">
          <table:table-cell office:value-type="string" calcext:value-type="string">
            <text:p>tgamma_T100</text:p>
          </table:table-cell>
          <table:table-cell office:value-type="float" office:value="14191815" calcext:value-type="float">
            <text:p>141918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6673" calcext:value-type="float">
            <text:p>496673</text:p>
          </table:table-cell>
          <table:table-cell office:value-type="float" office:value="147857.555110092" calcext:value-type="float">
            <text:p>147857.555110092</text:p>
          </table:table-cell>
          <table:table-cell table:style-name="ce2" office:value-type="float" office:value="0.0498300352665361" calcext:value-type="float">
            <text:p>0.0498300352665361</text:p>
          </table:table-cell>
          <table:table-cell office:value-type="float" office:value="1.47200532840242" calcext:value-type="float">
            <text:p>1.47200532840242</text:p>
          </table:table-cell>
          <table:table-cell table:number-columns-repeated="2"/>
          <table:table-cell table:formula="of:= [.D53]/[.C53]" office:value-type="float" office:value="0.0993346" calcext:value-type="float">
            <text:p/>
          </table:table-cell>
          <table:table-cell table:formula="of:=[.D53]/[.E53]" office:value-type="float" office:value="3.35913169692402" calcext:value-type="float">
            <text:p/>
          </table:table-cell>
          <table:table-cell table:formula="of:=[.F53]/[.G53]" office:value-type="float" office:value="0.0338518035940924" calcext:value-type="float">
            <text:p/>
          </table:table-cell>
          <table:table-cell/>
          <table:table-cell table:formula="of:=[.E53]*[.L53]*[.J53]/[.D53]" office:value-type="float" office:value="0.00100104898309791" calcext:value-type="float">
            <text:p/>
          </table:table-cell>
        </table:table-row>
        <table:table-row table:style-name="ro4">
          <table:table-cell office:value-type="string" calcext:value-type="string">
            <text:p>tgamma_T150</text:p>
          </table:table-cell>
          <table:table-cell office:value-type="float" office:value="14191818" calcext:value-type="float">
            <text:p>141918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08581" calcext:value-type="float">
            <text:p>508581</text:p>
          </table:table-cell>
          <table:table-cell office:value-type="float" office:value="149543.2364252" calcext:value-type="float">
            <text:p>149543.2364252</text:p>
          </table:table-cell>
          <table:table-cell table:style-name="ce2" office:value-type="float" office:value="0.0499856440992295" calcext:value-type="float">
            <text:p>0.0499856440992295</text:p>
          </table:table-cell>
          <table:table-cell office:value-type="float" office:value="1.47177844557127" calcext:value-type="float">
            <text:p>1.47177844557127</text:p>
          </table:table-cell>
          <table:table-cell table:number-columns-repeated="2"/>
          <table:table-cell table:formula="of:= [.D54]/[.C54]" office:value-type="float" office:value="0.1017162" calcext:value-type="float">
            <text:p/>
          </table:table-cell>
          <table:table-cell table:formula="of:=[.D54]/[.E54]" office:value-type="float" office:value="3.4008960362068" calcext:value-type="float">
            <text:p/>
          </table:table-cell>
          <table:table-cell table:formula="of:=[.F54]/[.G54]" office:value-type="float" office:value="0.0339627504735113" calcext:value-type="float">
            <text:p/>
          </table:table-cell>
          <table:table-cell/>
          <table:table-cell table:formula="of:=[.E54]*[.L54]*[.J54]/[.D54]" office:value-type="float" office:value="0.00101577992474208" calcext:value-type="float">
            <text:p/>
          </table:table-cell>
        </table:table-row>
        <table:table-row table:style-name="ro4">
          <table:table-cell office:value-type="string" calcext:value-type="string">
            <text:p>tgamma_T500</text:p>
          </table:table-cell>
          <table:table-cell office:value-type="float" office:value="13992289" calcext:value-type="float">
            <text:p>139922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45230" calcext:value-type="float">
            <text:p>645230</text:p>
          </table:table-cell>
          <table:table-cell office:value-type="float" office:value="182511.885416571" calcext:value-type="float">
            <text:p>182511.885416571</text:p>
          </table:table-cell>
          <table:table-cell table:style-name="ce2" office:value-type="float" office:value="0.0538996153888964" calcext:value-type="float">
            <text:p>0.0538996153888964</text:p>
          </table:table-cell>
          <table:table-cell office:value-type="float" office:value="1.47243520909906" calcext:value-type="float">
            <text:p>1.47243520909906</text:p>
          </table:table-cell>
          <table:table-cell table:number-columns-repeated="2"/>
          <table:table-cell table:formula="of:= [.D55]/[.C55]" office:value-type="float" office:value="0.129046" calcext:value-type="float">
            <text:p/>
          </table:table-cell>
          <table:table-cell table:formula="of:=[.D55]/[.E55]" office:value-type="float" office:value="3.53527661240969" calcext:value-type="float">
            <text:p/>
          </table:table-cell>
          <table:table-cell table:formula="of:=[.F55]/[.G55]" office:value-type="float" office:value="0.0366057637414661" calcext:value-type="float">
            <text:p/>
          </table:table-cell>
          <table:table-cell/>
          <table:table-cell table:formula="of:=[.E55]*[.L55]*[.J55]/[.D55]" office:value-type="float" office:value="0.00133619739151371" calcext:value-type="float">
            <text:p/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_Tgamma000</text:p>
          </table:table-cell>
          <table:table-cell office:value-type="float" office:value="13589524" calcext:value-type="float">
            <text:p>135895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4974" calcext:value-type="float">
            <text:p>484974</text:p>
          </table:table-cell>
          <table:table-cell office:value-type="float" office:value="146518.968557363" calcext:value-type="float">
            <text:p>146518.968557363</text:p>
          </table:table-cell>
          <table:table-cell office:value-type="float" office:value="1.47242672736384" calcext:value-type="float">
            <text:p>1.47242672736384</text:p>
          </table:table-cell>
          <table:table-cell table:style-name="ce2" office:value-type="float" office:value="0.0492699974813579" calcext:value-type="float">
            <text:p>0.0492699974813579</text:p>
          </table:table-cell>
          <table:table-cell table:number-columns-repeated="2"/>
          <table:table-cell table:formula="of:= [.D57]/[.C57]" office:value-type="float" office:value="0.0969948" calcext:value-type="float">
            <text:p/>
          </table:table-cell>
          <table:table-cell table:formula="of:=[.D57]/[.E57]" office:value-type="float" office:value="3.30997416085502" calcext:value-type="float">
            <text:p/>
          </table:table-cell>
          <table:table-cell table:formula="of:=[.G57]/[.F57]" office:value-type="float" office:value="0.0334617652381035" calcext:value-type="float">
            <text:p/>
          </table:table-cell>
          <table:table-cell/>
          <table:table-cell table:formula="of:=[.E57]*[.L57]*[.J57]/[.D57]" office:value-type="float" office:value="0.000980556665759111" calcext:value-type="float">
            <text:p/>
          </table:table-cell>
        </table:table-row>
        <table:table-row table:style-name="ro1">
          <table:table-cell office:value-type="string" calcext:value-type="string">
            <text:p>t_Tgamma006</text:p>
          </table:table-cell>
          <table:table-cell office:value-type="float" office:value="13589525" calcext:value-type="float">
            <text:p>135895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4616" calcext:value-type="float">
            <text:p>484616</text:p>
          </table:table-cell>
          <table:table-cell office:value-type="float" office:value="146828.407631911" calcext:value-type="float">
            <text:p>146828.407631911</text:p>
          </table:table-cell>
          <table:table-cell office:value-type="float" office:value="1.47192327724833" calcext:value-type="float">
            <text:p>1.47192327724833</text:p>
          </table:table-cell>
          <table:table-cell table:style-name="ce2" office:value-type="float" office:value="0.0493689823556787" calcext:value-type="float">
            <text:p>0.0493689823556787</text:p>
          </table:table-cell>
          <table:table-cell table:number-columns-repeated="2"/>
          <table:table-cell table:formula="of:= [.D58]/[.C58]" office:value-type="float" office:value="0.0969232" calcext:value-type="float">
            <text:p/>
          </table:table-cell>
          <table:table-cell table:formula="of:=[.D58]/[.E58]" office:value-type="float" office:value="3.30056021049346" calcext:value-type="float">
            <text:p/>
          </table:table-cell>
          <table:table-cell table:formula="of:=[.G58]/[.F58]" office:value-type="float" office:value="0.0335404590162953" calcext:value-type="float">
            <text:p/>
          </table:table-cell>
          <table:table-cell/>
          <table:table-cell table:formula="of:=[.E58]*[.L58]*[.J58]/[.D58]" office:value-type="float" office:value="0.000984938437721203" calcext:value-type="float">
            <text:p/>
          </table:table-cell>
        </table:table-row>
        <table:table-row table:style-name="ro4">
          <table:table-cell office:value-type="string" calcext:value-type="string">
            <text:p>t_Tgamma012</text:p>
          </table:table-cell>
          <table:table-cell office:value-type="float" office:value="13589526" calcext:value-type="float">
            <text:p>135895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4123" calcext:value-type="float">
            <text:p>484123</text:p>
          </table:table-cell>
          <table:table-cell office:value-type="float" office:value="146575.651772489" calcext:value-type="float">
            <text:p>146575.651772489</text:p>
          </table:table-cell>
          <table:table-cell office:value-type="float" office:value="1.47250903661381" calcext:value-type="float">
            <text:p>1.47250903661381</text:p>
          </table:table-cell>
          <table:table-cell table:style-name="ce2" office:value-type="float" office:value="0.0494129257778389" calcext:value-type="float">
            <text:p>0.0494129257778389</text:p>
          </table:table-cell>
          <table:table-cell table:number-columns-repeated="2"/>
          <table:table-cell table:formula="of:= [.D59]/[.C59]" office:value-type="float" office:value="0.0968246" calcext:value-type="float">
            <text:p/>
          </table:table-cell>
          <table:table-cell table:formula="of:=[.D59]/[.E59]" office:value-type="float" office:value="3.30288826381235" calcext:value-type="float">
            <text:p/>
          </table:table-cell>
          <table:table-cell table:formula="of:=[.G59]/[.F59]" office:value-type="float" office:value="0.0335569592777978" calcext:value-type="float">
            <text:p/>
          </table:table-cell>
          <table:table-cell/>
          <table:table-cell table:formula="of:=[.E59]*[.L59]*[.J59]/[.D59]" office:value-type="float" office:value="0.000983726635529217" calcext:value-type="float">
            <text:p/>
          </table:table-cell>
        </table:table-row>
        <table:table-row table:style-name="ro4">
          <table:table-cell office:value-type="string" calcext:value-type="string">
            <text:p>t_Tgamma018</text:p>
          </table:table-cell>
          <table:table-cell office:value-type="float" office:value="13589527" calcext:value-type="float">
            <text:p>135895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5317" calcext:value-type="float">
            <text:p>485317</text:p>
          </table:table-cell>
          <table:table-cell office:value-type="float" office:value="146742.457684591" calcext:value-type="float">
            <text:p>146742.457684591</text:p>
          </table:table-cell>
          <table:table-cell office:value-type="float" office:value="1.4716300859832" calcext:value-type="float">
            <text:p>1.4716300859832</text:p>
          </table:table-cell>
          <table:table-cell table:style-name="ce2" office:value-type="float" office:value="0.04945951755793" calcext:value-type="float">
            <text:p>0.04945951755793</text:p>
          </table:table-cell>
          <table:table-cell table:number-columns-repeated="2"/>
          <table:table-cell table:formula="of:= [.D60]/[.C60]" office:value-type="float" office:value="0.0970634" calcext:value-type="float">
            <text:p/>
          </table:table-cell>
          <table:table-cell table:formula="of:=[.D60]/[.E60]" office:value-type="float" office:value="3.30727049047483" calcext:value-type="float">
            <text:p/>
          </table:table-cell>
          <table:table-cell table:formula="of:=[.G60]/[.F60]" office:value-type="float" office:value="0.0336086615984655" calcext:value-type="float">
            <text:p/>
          </table:table-cell>
          <table:table-cell/>
          <table:table-cell table:formula="of:=[.E60]*[.L60]*[.J60]/[.D60]" office:value-type="float" office:value="0.000986363520489712" calcext:value-type="float">
            <text:p/>
          </table:table-cell>
        </table:table-row>
        <table:table-row table:style-name="ro4">
          <table:table-cell office:value-type="string" calcext:value-type="string">
            <text:p>t_Tgamma030</text:p>
          </table:table-cell>
          <table:table-cell office:value-type="float" office:value="13589528" calcext:value-type="float">
            <text:p>135895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8417" calcext:value-type="float">
            <text:p>488417</text:p>
          </table:table-cell>
          <table:table-cell office:value-type="float" office:value="146483.737104458" calcext:value-type="float">
            <text:p>146483.737104458</text:p>
          </table:table-cell>
          <table:table-cell office:value-type="float" office:value="1.47218679734729" calcext:value-type="float">
            <text:p>1.47218679734729</text:p>
          </table:table-cell>
          <table:table-cell table:style-name="ce2" office:value-type="float" office:value="0.0495515532829528" calcext:value-type="float">
            <text:p>0.0495515532829528</text:p>
          </table:table-cell>
          <table:table-cell table:number-columns-repeated="2"/>
          <table:table-cell table:formula="of:= [.D61]/[.C61]" office:value-type="float" office:value="0.0976834" calcext:value-type="float">
            <text:p/>
          </table:table-cell>
          <table:table-cell table:formula="of:=[.D61]/[.E61]" office:value-type="float" office:value="3.33427457309959" calcext:value-type="float">
            <text:p/>
          </table:table-cell>
          <table:table-cell table:formula="of:=[.G61]/[.F61]" office:value-type="float" office:value="0.0336584687298099" calcext:value-type="float">
            <text:p/>
          </table:table-cell>
          <table:table-cell/>
          <table:table-cell table:formula="of:=[.E61]*[.L61]*[.J61]/[.D61]" office:value-type="float" office:value="0.00098608365695122" calcext:value-type="float">
            <text:p/>
          </table:table-cell>
        </table:table-row>
        <table:table-row table:style-name="ro4">
          <table:table-cell office:value-type="string" calcext:value-type="string">
            <text:p>t_Tgamma100</text:p>
          </table:table-cell>
          <table:table-cell office:value-type="float" office:value="14191814" calcext:value-type="float">
            <text:p>141918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7248" calcext:value-type="float">
            <text:p>497248</text:p>
          </table:table-cell>
          <table:table-cell office:value-type="float" office:value="148442.373166286" calcext:value-type="float">
            <text:p>148442.373166286</text:p>
          </table:table-cell>
          <table:table-cell office:value-type="float" office:value="1.47310724913414" calcext:value-type="float">
            <text:p>1.47310724913414</text:p>
          </table:table-cell>
          <table:table-cell table:style-name="ce2" office:value-type="float" office:value="0.0495807268119011" calcext:value-type="float">
            <text:p>0.0495807268119011</text:p>
          </table:table-cell>
          <table:table-cell table:number-columns-repeated="2"/>
          <table:table-cell table:formula="of:= [.D62]/[.C62]" office:value-type="float" office:value="0.0994496" calcext:value-type="float">
            <text:p/>
          </table:table-cell>
          <table:table-cell table:formula="of:=[.D62]/[.E62]" office:value-type="float" office:value="3.34977129099774" calcext:value-type="float">
            <text:p/>
          </table:table-cell>
          <table:table-cell table:formula="of:=[.G62]/[.F62]" office:value-type="float" office:value="0.033657241752794" calcext:value-type="float">
            <text:p/>
          </table:table-cell>
          <table:table-cell/>
          <table:table-cell table:formula="of:=[.E62]*[.L62]*[.J62]/[.D62]" office:value-type="float" office:value="0.000999232168003233" calcext:value-type="float">
            <text:p/>
          </table:table-cell>
        </table:table-row>
        <table:table-row table:style-name="ro4">
          <table:table-cell office:value-type="string" calcext:value-type="string">
            <text:p>t_Tgamma150</text:p>
          </table:table-cell>
          <table:table-cell office:value-type="float" office:value="14191817" calcext:value-type="float">
            <text:p>141918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07255" calcext:value-type="float">
            <text:p>507255</text:p>
          </table:table-cell>
          <table:table-cell office:value-type="float" office:value="149644.258739858" calcext:value-type="float">
            <text:p>149644.258739858</text:p>
          </table:table-cell>
          <table:table-cell office:value-type="float" office:value="1.47341754698227" calcext:value-type="float">
            <text:p>1.47341754698227</text:p>
          </table:table-cell>
          <table:table-cell table:style-name="ce2" office:value-type="float" office:value="0.0498991800110522" calcext:value-type="float">
            <text:p>0.0498991800110522</text:p>
          </table:table-cell>
          <table:table-cell table:number-columns-repeated="2"/>
          <table:table-cell table:formula="of:= [.D63]/[.C63]" office:value-type="float" office:value="0.101451" calcext:value-type="float">
            <text:p/>
          </table:table-cell>
          <table:table-cell table:formula="of:=[.D63]/[.E63]" office:value-type="float" office:value="3.38973913380674" calcext:value-type="float">
            <text:p/>
          </table:table-cell>
          <table:table-cell table:formula="of:=[.G63]/[.F63]" office:value-type="float" office:value="0.0338662859779644" calcext:value-type="float">
            <text:p/>
          </table:table-cell>
          <table:table-cell/>
          <table:table-cell table:formula="of:=[.E63]*[.L63]*[.J63]/[.D63]" office:value-type="float" office:value="0.00101357905228891" calcext:value-type="float">
            <text:p/>
          </table:table-cell>
        </table:table-row>
        <table:table-row table:style-name="ro4">
          <table:table-cell office:value-type="string" calcext:value-type="string">
            <text:p>t_Tgamma500</text:p>
          </table:table-cell>
          <table:table-cell office:value-type="float" office:value="13992290" calcext:value-type="float">
            <text:p>139922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44176" calcext:value-type="float">
            <text:p>644176</text:p>
          </table:table-cell>
          <table:table-cell office:value-type="float" office:value="182217.909011072" calcext:value-type="float">
            <text:p>182217.909011072</text:p>
          </table:table-cell>
          <table:table-cell office:value-type="float" office:value="1.47173622867098" calcext:value-type="float">
            <text:p>1.47173622867098</text:p>
          </table:table-cell>
          <table:table-cell table:style-name="ce2" office:value-type="float" office:value="0.053832145298392" calcext:value-type="float">
            <text:p>0.053832145298392</text:p>
          </table:table-cell>
          <table:table-cell table:number-columns-repeated="2"/>
          <table:table-cell table:formula="of:= [.D64]/[.C64]" office:value-type="float" office:value="0.1288352" calcext:value-type="float">
            <text:p/>
          </table:table-cell>
          <table:table-cell table:formula="of:=[.D64]/[.E64]" office:value-type="float" office:value="3.53519587342459" calcext:value-type="float">
            <text:p/>
          </table:table-cell>
          <table:table-cell table:formula="of:=[.G64]/[.F64]" office:value-type="float" office:value="0.0365773052600628" calcext:value-type="float">
            <text:p/>
          </table:table-cell>
          <table:table-cell/>
          <table:table-cell table:formula="of:=[.E64]*[.L64]*[.J64]/[.D64]" office:value-type="float" office:value="0.00133300801634967" calcext:value-type="float">
            <text:p/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10485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13:57:10.1034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ackes</meta:initial-creator>
    <meta:creation-date>2014-02-11T10:38:45.486576000</meta:creation-date>
    <dc:date>2014-04-28T14:08:58.733266000</dc:date>
    <dc:creator>Markus Backes</dc:creator>
    <meta:editing-duration>PT6H17M42S</meta:editing-duration>
    <meta:editing-cycles>9</meta:editing-cycles>
    <meta:generator>LibreOffice/4.2.3.3$Linux_X86_64 LibreOffice_project/882f8a0a489bc99a9e60c7905a60226254cb6ff0</meta:generator>
    <meta:document-statistic meta:table-count="1" meta:cell-count="596" meta:object-count="0"/>
  </office:meta>
</office:document-meta>
</file>